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149a"/>
    </style:style>
    <style:style style:name="P2" style:family="paragraph" style:parent-style-name="Preformatted_20_Text">
      <style:text-properties officeooo:paragraph-rsid="0010b386"/>
    </style:style>
    <style:style style:name="P3" style:family="paragraph" style:parent-style-name="Preformatted_20_Text">
      <style:text-properties fo:color="#ce181e"/>
    </style:style>
    <style:style style:name="P4" style:family="paragraph" style:parent-style-name="Preformatted_20_Text">
      <style:text-properties fo:color="#ce181e" officeooo:paragraph-rsid="001c8d07"/>
    </style:style>
    <style:style style:name="P5" style:family="paragraph" style:parent-style-name="Preformatted_20_Text">
      <style:text-properties fo:color="#ce181e" officeooo:paragraph-rsid="001d66c5"/>
    </style:style>
    <style:style style:name="P6" style:family="paragraph" style:parent-style-name="Preformatted_20_Text">
      <style:text-properties fo:background-color="#fff200"/>
    </style:style>
    <style:style style:name="P7" style:family="paragraph" style:parent-style-name="Preformatted_20_Text">
      <style:text-properties fo:background-color="transparent"/>
    </style:style>
    <style:style style:name="P8" style:family="paragraph" style:parent-style-name="Preformatted_20_Text">
      <style:text-properties officeooo:paragraph-rsid="001d66c5"/>
    </style:style>
    <style:style style:name="T1" style:family="text">
      <style:text-properties officeooo:rsid="000d3817"/>
    </style:style>
    <style:style style:name="T2" style:family="text">
      <style:text-properties officeooo:rsid="000e149a"/>
    </style:style>
    <style:style style:name="T3" style:family="text">
      <style:text-properties officeooo:rsid="0010b386"/>
    </style:style>
    <style:style style:name="T4" style:family="text">
      <style:text-properties fo:color="#ce181e"/>
    </style:style>
    <style:style style:name="T5" style:family="text">
      <style:text-properties fo:color="#ce181e" officeooo:rsid="0019837c"/>
    </style:style>
    <style:style style:name="T6" style:family="text">
      <style:text-properties fo:color="#ce181e" officeooo:rsid="0019e066"/>
    </style:style>
    <style:style style:name="T7" style:family="text">
      <style:text-properties fo:color="#ce181e" officeooo:rsid="001ab26b"/>
    </style:style>
    <style:style style:name="T8" style:family="text">
      <style:text-properties fo:color="#ce181e" officeooo:rsid="001ac8e2"/>
    </style:style>
    <style:style style:name="T9" style:family="text">
      <style:text-properties fo:color="#ce181e" officeooo:rsid="001d66c5"/>
    </style:style>
    <style:style style:name="T10" style:family="text">
      <style:text-properties fo:color="#ce181e" officeooo:rsid="001c4c43"/>
    </style:style>
    <style:style style:name="T11" style:family="text">
      <style:text-properties officeooo:rsid="0019837c"/>
    </style:style>
    <style:style style:name="T12" style:family="text">
      <style:text-properties officeooo:rsid="0019e066"/>
    </style:style>
    <style:style style:name="T13" style:family="text">
      <style:text-properties officeooo:rsid="001ab26b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fo:background-color="#ffffff"/>
    </style:style>
    <style:style style:name="T17" style:family="text">
      <style:text-properties officeooo:rsid="001ac8e2"/>
    </style:style>
    <style:style style:name="T18" style:family="text">
      <style:text-properties officeooo:rsid="001c4c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ache Ratio=0.6</text:p>
      <text:p text:style-name="Preformatted_20_Text">Moving: RL</text:p>
      <text:p text:style-name="Preformatted_20_Text"/>
      <text:p text:style-name="Preformatted_20_Text">EC3-S1-V1:2,5</text:p>
      <text:p text:style-name="Preformatted_20_Text"><text:s text:c="6"/>-V2:1,3,4</text:p>
      <text:p text:style-name="Preformatted_20_Text"><text:s text:c="7"/>EC:557.4567 <text:s/>ET:1559.4 1163.0 -<text:span text:style-name="T1">766.5181</text:span></text:p>
      <text:p text:style-name="Preformatted_20_Text"/>
      <text:p text:style-name="Preformatted_20_Text">EC1-S1-V2:1,5,6</text:p>
      <text:p text:style-name="Preformatted_20_Text"><text:s text:c="7"/>V3:2,8</text:p>
      <text:p text:style-name="Preformatted_20_Text">EC2-S1-V2:3,10</text:p>
      <text:p text:style-name="Preformatted_20_Text"><text:s text:c="7"/>V4:4,7,9</text:p>
      <text:p text:style-name="Preformatted_20_Text"><text:s text:c="7"/>EC:1114.9 <text:s/>ET:2736.8 1788.0 -<text:span text:style-name="T1">839.0865</text:span></text:p>
      <text:p text:style-name="Preformatted_20_Text"/>
      <text:p text:style-name="Preformatted_20_Text">EC1-S1-V2:2,6,15</text:p>
      <text:p text:style-name="Preformatted_20_Text"><text:s text:c="7"/>V3:8,12,13</text:p>
      <text:p text:style-name="Preformatted_20_Text">EC2-S2-V1:3,14</text:p>
      <text:p text:style-name="Preformatted_20_Text"><text:s text:c="7"/>V2:1,7,10</text:p>
      <text:p text:style-name="Preformatted_20_Text"><text:s text:c="7"/>V3:5,9</text:p>
      <text:p text:style-name="Preformatted_20_Text"><text:s text:c="7"/>V4:4,11</text:p>
      <text:p text:style-name="Preformatted_20_Text"><text:s text:c="7"/>EC:1147.0 -<text:span text:style-name="T1">1163.0</text:span> ET:4059.7 2492.3 -908.8018</text:p>
      <text:p text:style-name="Preformatted_20_Text"/>
      <text:p text:style-name="Preformatted_20_Text">EC1-S2-V1:6</text:p>
      <text:p text:style-name="Preformatted_20_Text"><text:s text:c="7"/>V2:18 <text:s text:c="3"/></text:p>
      <text:p text:style-name="Preformatted_20_Text"><text:s text:c="7"/>V3:2,13,17</text:p>
      <text:p text:style-name="Preformatted_20_Text"><text:s text:c="7"/>V4:8,12</text:p>
      <text:p text:style-name="Preformatted_20_Text">EC2-S2-V1:7,20</text:p>
      <text:p text:style-name="Preformatted_20_Text"><text:s text:c="7"/>V2:3,4,10</text:p>
      <text:p text:style-name="Preformatted_20_Text"><text:s text:c="7"/>V3:9,16</text:p>
      <text:p text:style-name="Preformatted_20_Text"><text:s text:c="7"/>V4:11,14</text:p>
      <text:p text:style-name="Preformatted_20_Text">EC3-S1-V1:1,19</text:p>
      <text:p text:style-name="Preformatted_20_Text"><text:s text:c="7"/>V4:5,15</text:p>
      <text:p text:style-name="Preformatted_20_Text"><text:s text:c="7"/>EC:1736.5 <text:s/>ET:5307.5 3154.0 -993.3398</text:p>
      <text:p text:style-name="Preformatted_20_Text"/>
      <text:p text:style-name="Preformatted_20_Text">EC1-S1-V2:8,17,21</text:p>
      <text:p text:style-name="Preformatted_20_Text"><text:s text:c="7"/>V3:15,18,24</text:p>
      <text:p text:style-name="Preformatted_20_Text"><text:s text:c="4"/>S2-V1:6</text:p>
      <text:p text:style-name="Preformatted_20_Text"><text:s text:c="7"/>V2:13</text:p>
      <text:p text:style-name="Preformatted_20_Text"><text:s text:c="7"/>V3:12</text:p>
      <text:p text:style-name="Preformatted_20_Text"><text:s text:c="7"/>V4:2,22</text:p>
      <text:p text:style-name="Preformatted_20_Text">EC2-S1-V1:1,4</text:p>
      <text:p text:style-name="Preformatted_20_Text"><text:s text:c="7"/>V3:11,19</text:p>
      <text:p text:style-name="Preformatted_20_Text"><text:s text:c="7"/>V4:10,14,16</text:p>
      <text:p text:style-name="Preformatted_20_Text"><text:s text:c="4"/>S2-V2:20,23,25</text:p>
      <text:p text:style-name="Preformatted_20_Text"><text:s text:c="7"/>V3:3,5</text:p>
      <text:p text:style-name="Preformatted_20_Text"><text:s text:c="7"/>V4:7,9</text:p>
      <text:p text:style-name="Preformatted_20_Text"><text:s text:c="7"/>EC:2293.9 2277.9 -<text:span text:style-name="T1">2277.9</text:span> <text:s/>ET:6975.3 4107.9 -1256.7</text:p>
      <text:p text:style-name="Preformatted_20_Text"/>
      <text:p text:style-name="Preformatted_20_Text">EC1-S1-V1:2</text:p>
      <text:p text:style-name="Preformatted_20_Text"><text:s text:c="7"/>V2:4,5,22</text:p>
      <text:p text:style-name="Preformatted_20_Text"><text:s text:c="7"/>V3:15,19,24</text:p>
      <text:p text:style-name="Preformatted_20_Text"><text:s text:c="7"/>V4:6</text:p>
      <text:p text:style-name="Preformatted_20_Text"><text:s text:c="4"/>S2-V1:17</text:p>
      <text:p text:style-name="Preformatted_20_Text"><text:s text:c="7"/>V2:30</text:p>
      <text:p text:style-name="Preformatted_20_Text"><text:s text:c="7"/>V3:12,18,21</text:p>
      <text:p text:style-name="Preformatted_20_Text"><text:s text:c="7"/>V4:8,13</text:p>
      <text:p text:style-name="Preformatted_20_Text">EC2-S1-V1:1,7</text:p>
      <text:p text:style-name="Preformatted_20_Text"><text:s text:c="7"/>V2:3,20</text:p>
      <text:p text:style-name="Preformatted_20_Text"><text:s text:c="7"/>V3:10,27</text:p>
      <text:p text:style-name="Preformatted_20_Text"><text:s text:c="7"/>V4:14,23,26</text:p>
      <text:p text:style-name="Preformatted_20_Text"><text:s text:c="4"/>S2-V1:25,29</text:p>
      <text:p text:style-name="Preformatted_20_Text"><text:s text:c="7"/>V2:9,11,28</text:p>
      <text:p text:style-name="Preformatted_20_Text"><text:s text:c="7"/>V3:16</text:p>
      <text:p text:style-name="Preformatted_20_Text"><text:s text:c="7"/>EC:2342.0 <text:s/>ET:8487.9 4830.2 -1719.7</text:p>
      <text:p text:style-name="Preformatted_20_Text"/>
      <text:p text:style-name="Preformatted_20_Text"><text:soft-page-break/>Cache Ratio=0.6</text:p>
      <text:p text:style-name="Preformatted_20_Text">Moving: RH</text:p>
      <text:p text:style-name="Preformatted_20_Text"/>
      <text:p text:style-name="Preformatted_20_Text">EC2-S1-V3:1,4</text:p>
      <text:p text:style-name="Preformatted_20_Text"><text:s text:c="6"/>-V4:2,3,5</text:p>
      <text:p text:style-name="Preformatted_20_Text"><text:s text:c="7"/>EC:557.4567 <text:s/>ET:1716.8 1372.8 -<text:span text:style-name="T2">1028.8</text:span></text:p>
      <text:p text:style-name="Preformatted_20_Text"/>
      <text:p text:style-name="Preformatted_20_Text">EC2-S1-V2:4</text:p>
      <text:p text:style-name="Preformatted_20_Text"><text:s text:c="7"/>V4:6,8,10</text:p>
      <text:p text:style-name="Preformatted_20_Text">EC3-S1-V1:2,3,7</text:p>
      <text:p text:style-name="Preformatted_20_Text"><text:s text:c="7"/>V3:1,5,9</text:p>
      <text:p text:style-name="Preformatted_20_Text"><text:s text:c="7"/>EC:1114.9 <text:s/>ET:3166.6 2361.0 -<text:span text:style-name="T2">1555.4</text:span></text:p>
      <text:p text:style-name="Preformatted_20_Text"/>
      <text:p text:style-name="Preformatted_20_Text">EC2-S1-V1:5,11</text:p>
      <text:p text:style-name="Preformatted_20_Text"><text:s text:c="7"/>V2:12,13</text:p>
      <text:p text:style-name="Preformatted_20_Text"><text:tab/> V3:2,8</text:p>
      <text:p text:style-name="Preformatted_20_Text"><text:tab/> V4:1,7,15</text:p>
      <text:p text:style-name="Preformatted_20_Text"><text:s text:c="4"/>S2-V2:6,9,10</text:p>
      <text:p text:style-name="Preformatted_20_Text"><text:s text:c="7"/>V3:14</text:p>
      <text:p text:style-name="Preformatted_20_Text"><text:s text:c="7"/>V4:3,4</text:p>
      <text:p text:style-name="Preformatted_20_Text"><text:s text:c="7"/>EC:1163.0 -<text:span text:style-name="T2">1147.9</text:span> <text:s/>ET:4972.6 3709.5 -<text:span text:style-name="T2">2132.0</text:span></text:p>
      <text:p text:style-name="Preformatted_20_Text"/>
      <text:p text:style-name="Preformatted_20_Text">EC2-S2-V1:16,20</text:p>
      <text:p text:style-name="Preformatted_20_Text"><text:s text:c="7"/>V2:6,13,14</text:p>
      <text:p text:style-name="Preformatted_20_Text"><text:s text:c="7"/>V3:8,10</text:p>
      <text:p text:style-name="Preformatted_20_Text"><text:s text:c="7"/>V4:4,11</text:p>
      <text:p text:style-name="Preformatted_20_Text">EC3-S1-V1:7,17,18</text:p>
      <text:p text:style-name="Preformatted_20_Text"><text:s text:c="7"/>V2:9,12,19</text:p>
      <text:p text:style-name="Preformatted_20_Text"><text:tab/> V3:1,2,5</text:p>
      <text:p text:style-name="Preformatted_20_Text"><text:tab/> V4:3,15</text:p>
      <text:p text:style-name="Preformatted_20_Text"><text:s text:c="7"/>EC:1179.0 <text:s/>ET:6472.9 4707.7 -<text:span text:style-name="T2">2942.6</text:span></text:p>
      <text:p text:style-name="Preformatted_20_Text"/>
      <text:p text:style-name="Preformatted_20_Text">EC1-S1-V1:2</text:p>
      <text:p text:style-name="Preformatted_20_Text"><text:s text:c="7"/>V2:1,5,9</text:p>
      <text:p text:style-name="Preformatted_20_Text"><text:tab/> V3:17,23</text:p>
      <text:p text:style-name="Preformatted_20_Text"><text:tab/> V4:7</text:p>
      <text:p text:style-name="Preformatted_20_Text">EC2-S1-V1:8,16</text:p>
      <text:p text:style-name="Preformatted_20_Text"><text:s text:c="7"/>V2:3,25</text:p>
      <text:p text:style-name="Preformatted_20_Text"><text:s text:c="7"/>V3:10,24</text:p>
      <text:p text:style-name="Preformatted_20_Text"><text:tab/> V4:6,14,15</text:p>
      <text:p text:style-name="Preformatted_20_Text"><text:s text:c="4"/>S2-V1:4</text:p>
      <text:p text:style-name="Preformatted_20_Text"><text:s text:c="7"/>V3:13,20</text:p>
      <text:p text:style-name="Preformatted_20_Text"><text:s text:c="7"/>V4:11,19</text:p>
      <text:p text:style-name="Preformatted_20_Text">EC3-S1-V2:12,21,22</text:p>
      <text:p text:style-name="Preformatted_20_Text"><text:tab/> V3:18</text:p>
      <text:p text:style-name="Preformatted_20_Text"><text:s text:c="7"/>EC:2309.9 1768.5 -<text:span text:style-name="T2">2277.9</text:span> ET:8324.1 5889.9 -<text:span text:style-name="T2">3438.8</text:span></text:p>
      <text:p text:style-name="Preformatted_20_Text"/>
      <text:p text:style-name="Preformatted_20_Text">EC1-S1-V2:1,3,7</text:p>
      <text:p text:style-name="Preformatted_20_Text"><text:tab/> V3:15,17,18</text:p>
      <text:p text:style-name="Preformatted_20_Text">EC2-S2-V1:2,25</text:p>
      <text:p text:style-name="Preformatted_20_Text"><text:tab/> V2:4,6,8</text:p>
      <text:p text:style-name="Preformatted_20_Text"><text:tab/> V3:13,20</text:p>
      <text:p text:style-name="Preformatted_20_Text"><text:tab/> V4:10,26</text:p>
      <text:p text:style-name="Preformatted_20_Text">EC3-S1-V1:5,9,27</text:p>
      <text:p text:style-name="Preformatted_20_Text"><text:tab/> V2:21,23,29</text:p>
      <text:p text:style-name="Preformatted_20_Text"><text:tab/> V3:14,22,30</text:p>
      <text:p text:style-name="Preformatted_20_Text"><text:tab/> V4:12,28</text:p>
      <text:p text:style-name="Preformatted_20_Text">EC4-S2-V1:11,24</text:p>
      <text:p text:style-name="Preformatted_20_Text"><text:s/><text:tab/> V4:16,19</text:p>
      <text:p text:style-name="P1"><text:s text:c="7"/>EC:2293.9 2309.9 -2309.9 ET:10704 7116.6 -<text:span text:style-name="T2">4253.3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Cache Ratio=0.6</text:p>
      <text:p text:style-name="Preformatted_20_Text">Moving: RHD</text:p>
      <text:p text:style-name="Preformatted_20_Text"/>
      <text:p text:style-name="Preformatted_20_Text">EC2-S1-V1:1,3</text:p>
      <text:p text:style-name="Preformatted_20_Text"><text:s text:c="7"/>V4:2,4,5</text:p>
      <text:p text:style-name="Preformatted_20_Text"><text:tab/> EC:557.4567 <text:s/>ET:1408.7 962.0415 -515.3571</text:p>
      <text:p text:style-name="Preformatted_20_Text"/>
      <text:p text:style-name="Preformatted_20_Text">EC2-S1-V1:4,8</text:p>
      <text:p text:style-name="Preformatted_20_Text"><text:tab/> V2:1,5</text:p>
      <text:p text:style-name="Preformatted_20_Text"><text:tab/> V4:3,7,9</text:p>
      <text:p text:style-name="Preformatted_20_Text">EC3-S2-V3:2,6,10</text:p>
      <text:p text:style-name="P1"><text:s text:c="7"/>EC:1114.9 1130.9 -1130.9 ET:2700.2 1717.8 -751.3253</text:p>
      <text:p text:style-name="Preformatted_20_Text"/>
      <text:p text:style-name="Preformatted_20_Text">EC2-S2-V2:4,8,15</text:p>
      <text:p text:style-name="Preformatted_20_Text"><text:tab/> V3:7,9</text:p>
      <text:p text:style-name="Preformatted_20_Text"><text:s text:c="7"/>V4:3,5</text:p>
      <text:p text:style-name="Preformatted_20_Text">EC3-S1-V1:1,13</text:p>
      <text:p text:style-name="Preformatted_20_Text"><text:s/><text:tab/> V2:6,11,12</text:p>
      <text:p text:style-name="Preformatted_20_Text"><text:tab/> V3:2,10,14</text:p>
      <text:p text:style-name="Preformatted_20_Text"><text:tab/> EC:1147.0 <text:s/>ET:4365.9 2900.6 -<text:span text:style-name="T2">1435.3</text:span></text:p>
      <text:p text:style-name="Preformatted_20_Text"/>
      <text:p text:style-name="Preformatted_20_Text">EC2-S1-V1:7,8</text:p>
      <text:p text:style-name="Preformatted_20_Text"><text:tab/>-V2:3,19</text:p>
      <text:p text:style-name="Preformatted_20_Text"><text:tab/>-V3:2,17</text:p>
      <text:p text:style-name="Preformatted_20_Text"><text:tab/>-V4:4,5,15</text:p>
      <text:p text:style-name="Preformatted_20_Text">EC3-S1-V1:10,11,13</text:p>
      <text:p text:style-name="Preformatted_20_Text"><text:tab/>-V2:1,12,14</text:p>
      <text:p text:style-name="Preformatted_20_Text"><text:tab/>-V3:6,9,18</text:p>
      <text:p text:style-name="Preformatted_20_Text"><text:tab/>-V4:16,20</text:p>
      <text:p text:style-name="Preformatted_20_Text"><text:tab/> EC:1179.0 <text:s/>ET:6331.4 4126.5 -<text:span text:style-name="T2">2216.1</text:span></text:p>
      <text:p text:style-name="Preformatted_20_Text"/>
      <text:p text:style-name="Preformatted_20_Text">EC1-S1-V1:11</text:p>
      <text:p text:style-name="Preformatted_20_Text"><text:tab/> V2:22,25</text:p>
      <text:p text:style-name="Preformatted_20_Text"><text:tab/> V3:14,16,20</text:p>
      <text:p text:style-name="Preformatted_20_Text"><text:tab/> V4:21</text:p>
      <text:p text:style-name="Preformatted_20_Text">EC2-S2-V1:12,19</text:p>
      <text:p text:style-name="Preformatted_20_Text"><text:tab/> V2:5,7,15</text:p>
      <text:p text:style-name="Preformatted_20_Text"><text:tab/> V3:10,18</text:p>
      <text:p text:style-name="Preformatted_20_Text"><text:tab/> V4:4,8</text:p>
      <text:p text:style-name="Preformatted_20_Text">EC3-S1-V1:2,3,23</text:p>
      <text:p text:style-name="Preformatted_20_Text"><text:tab/> V2:1,17,24</text:p>
      <text:p text:style-name="Preformatted_20_Text"><text:tab/> V3:6,9,13</text:p>
      <text:p text:style-name="P1"><text:tab/> EC:1752.5 2293.9 -1752.5 <text:s/>ET:8166.7 4849.4 -<text:span text:style-name="T2">2119.3</text:span></text:p>
      <text:p text:style-name="Preformatted_20_Text"/>
      <text:p text:style-name="Preformatted_20_Text">EC1-S1-V1:25</text:p>
      <text:p text:style-name="Preformatted_20_Text"><text:tab/> V2:20,27,29</text:p>
      <text:p text:style-name="Preformatted_20_Text"><text:tab/> V4:21</text:p>
      <text:p text:style-name="Preformatted_20_Text"><text:s text:c="4"/>S2-V1:28</text:p>
      <text:p text:style-name="Preformatted_20_Text"><text:tab/> V2:16</text:p>
      <text:p text:style-name="Preformatted_20_Text"><text:tab/> V3:14,26,30</text:p>
      <text:p text:style-name="Preformatted_20_Text"><text:tab/> V4:11,22</text:p>
      <text:p text:style-name="Preformatted_20_Text">EC2-S2-V1:5,7</text:p>
      <text:p text:style-name="Preformatted_20_Text"><text:tab/> V2:4,6,15</text:p>
      <text:p text:style-name="Preformatted_20_Text"><text:tab/> V3:10,23</text:p>
      <text:p text:style-name="Preformatted_20_Text"><text:tab/> V4:9,18</text:p>
      <text:p text:style-name="Preformatted_20_Text">EC3-S1-V1:3,17,19</text:p>
      <text:p text:style-name="Preformatted_20_Text"><text:tab/> V2:8,12,13</text:p>
      <text:p text:style-name="Preformatted_20_Text"><text:tab/> V3:1,2,24</text:p>
      <text:p text:style-name="Preformatted_20_Text"><text:tab/> EC:2325.9 -<text:span text:style-name="T2">2309.9</text:span> ET:9294.1 6149.8 -<text:span text:style-name="T2">2744.6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Cache Ratio=0.6</text:p>
      <text:p text:style-name="Preformatted_20_Text">Moving: CL</text:p>
      <text:p text:style-name="Preformatted_20_Text"/>
      <text:p text:style-name="Preformatted_20_Text">EC1-S1-V2:2,3,4</text:p>
      <text:p text:style-name="Preformatted_20_Text"><text:tab/> V3:1,5</text:p>
      <text:p text:style-name="Preformatted_20_Text"><text:tab/> EC:557.4567 <text:s/>ET:1134.2 595.9561 -57.7503</text:p>
      <text:p text:style-name="Preformatted_20_Text"/>
      <text:p text:style-name="Preformatted_20_Text">EC1-S1-V2:2,8,10</text:p>
      <text:p text:style-name="Preformatted_20_Text"><text:tab/> V3:3,5,7</text:p>
      <text:p text:style-name="Preformatted_20_Text"><text:s text:c="4"/>S2-V2:9</text:p>
      <text:p text:style-name="Preformatted_20_Text"><text:tab/> V3:1,4,6</text:p>
      <text:p text:style-name="Preformatted_20_Text"><text:tab/> EC:1114.9 <text:s/>ET:2302.9 1209.3 -115.8081</text:p>
      <text:p text:style-name="Preformatted_20_Text"/>
      <text:p text:style-name="Preformatted_20_Text">EC1-S1-V1:11</text:p>
      <text:p text:style-name="Preformatted_20_Text"><text:tab/> V2:6,9,12</text:p>
      <text:p text:style-name="Preformatted_20_Text"><text:tab/> V3:3,7,8</text:p>
      <text:p text:style-name="Preformatted_20_Text"><text:tab/> V4:2</text:p>
      <text:p text:style-name="Preformatted_20_Text"><text:s text:c="4"/>S2-V1:5</text:p>
      <text:p text:style-name="Preformatted_20_Text"><text:tab/> V2:4</text:p>
      <text:p text:style-name="Preformatted_20_Text"><text:tab/> V3:1,10,15</text:p>
      <text:p text:style-name="Preformatted_20_Text"><text:tab/> V4:13,14</text:p>
      <text:p text:style-name="Preformatted_20_Text"><text:tab/> EC:1179.0 <text:s/>ET:3620.0 1906.1 -192.2149</text:p>
      <text:p text:style-name="Preformatted_20_Text"/>
      <text:p text:style-name="Preformatted_20_Text">EC1-S1-V1:3</text:p>
      <text:p text:style-name="Preformatted_20_Text"><text:tab/> V2:12,13,17</text:p>
      <text:p text:style-name="Preformatted_20_Text"><text:tab/> V3:4,14,16</text:p>
      <text:p text:style-name="Preformatted_20_Text"><text:tab/> V4:7</text:p>
      <text:p text:style-name="Preformatted_20_Text"><text:s text:c="4"/>S2-V1:10</text:p>
      <text:p text:style-name="Preformatted_20_Text"><text:tab/> V2:1</text:p>
      <text:p text:style-name="Preformatted_20_Text"><text:tab/> V3:2,8,18</text:p>
      <text:p text:style-name="Preformatted_20_Text"><text:tab/> V4:9,11</text:p>
      <text:p text:style-name="Preformatted_20_Text">EC3-S1-V1:5,15</text:p>
      <text:p text:style-name="Preformatted_20_Text"><text:tab/> V3:6,19,20</text:p>
      <text:p text:style-name="Preformatted_20_Text"><text:tab/> EC:1736.5 <text:s/>ET:5107.9 2887.8 -667.6394</text:p>
      <text:p text:style-name="Preformatted_20_Text"/>
      <text:p text:style-name="Preformatted_20_Text">EC1-S1-V1:12</text:p>
      <text:p text:style-name="Preformatted_20_Text"><text:tab/> V2:1,9,24</text:p>
      <text:p text:style-name="Preformatted_20_Text"><text:tab/> V3:3,14,15</text:p>
      <text:p text:style-name="Preformatted_20_Text"><text:tab/> V4:18</text:p>
      <text:p text:style-name="Preformatted_20_Text"><text:s text:c="4"/>S2-V1:21</text:p>
      <text:p text:style-name="Preformatted_20_Text"><text:tab/> V2:2</text:p>
      <text:p text:style-name="Preformatted_20_Text"><text:tab/> V3:6,22,25</text:p>
      <text:p text:style-name="Preformatted_20_Text"><text:tab/> V4:5,16</text:p>
      <text:p text:style-name="Preformatted_20_Text">EC3-S1-V1:8,19,23</text:p>
      <text:p text:style-name="Preformatted_20_Text"><text:tab/> V2:4,13,17</text:p>
      <text:p text:style-name="Preformatted_20_Text"><text:tab/> V3:7,11</text:p>
      <text:p text:style-name="Preformatted_20_Text"><text:tab/> V4:10,20</text:p>
      <text:p text:style-name="Preformatted_20_Text"><text:tab/> EC:1768.5 <text:s/>ET:7019.3 4176.4 -1333.6</text:p>
      <text:p text:style-name="Preformatted_20_Text"/>
      <text:p text:style-name="Preformatted_20_Text">EC1-S1-V1:26</text:p>
      <text:p text:style-name="Preformatted_20_Text"><text:tab/> V2:14,15,18</text:p>
      <text:p text:style-name="Preformatted_20_Text"><text:tab/> V3:1,8,20</text:p>
      <text:p text:style-name="Preformatted_20_Text"><text:tab/> V4:21</text:p>
      <text:p text:style-name="Preformatted_20_Text"><text:s text:c="4"/>S2-V1:23</text:p>
      <text:p text:style-name="Preformatted_20_Text"><text:tab/> V2:10</text:p>
      <text:p text:style-name="Preformatted_20_Text"><text:tab/> V3:9,16,25</text:p>
      <text:p text:style-name="Preformatted_20_Text"><text:tab/> V4:12,30</text:p>
      <text:p text:style-name="Preformatted_20_Text">EC3-S1-V1:2,27,29</text:p>
      <text:p text:style-name="Preformatted_20_Text"><text:tab/> V2:6,19,24</text:p>
      <text:p text:style-name="Preformatted_20_Text"><text:tab/> V3:4,7,11</text:p>
      <text:p text:style-name="Preformatted_20_Text"><text:tab/> V4:3,22</text:p>
      <text:p text:style-name="Preformatted_20_Text"><text:s text:c="4"/>S2-V1:5,13</text:p>
      <text:p text:style-name="Preformatted_20_Text"><text:s text:c="3"/><text:tab/> V2:17,28</text:p>
      <text:p text:style-name="Preformatted_20_Text"><text:tab/> EC:2325.9 <text:s/>ET:8584.4 5232.4 -1880.5</text:p>
      <text:p text:style-name="Preformatted_20_Text"><text:soft-page-break/>Cache Ratio=0.6</text:p>
      <text:p text:style-name="Preformatted_20_Text">Moving: CH</text:p>
      <text:p text:style-name="Preformatted_20_Text"/>
      <text:p text:style-name="Preformatted_20_Text">EC2-S2-V1:3,5</text:p>
      <text:p text:style-name="Preformatted_20_Text"><text:tab/> V2:1,2,4</text:p>
      <text:p text:style-name="Preformatted_20_Text"><text:tab/> EC:557.4567 <text:s/>ET:1523.3 1114.8 -706.3545</text:p>
      <text:p text:style-name="Preformatted_20_Text"/>
      <text:p text:style-name="Preformatted_20_Text">EC2-S1-V4:1,2,3</text:p>
      <text:p text:style-name="Preformatted_20_Text"><text:s text:c="4"/>S2-V2:4,8,10</text:p>
      <text:p text:style-name="Preformatted_20_Text"><text:tab/> V3:6,7</text:p>
      <text:p text:style-name="Preformatted_20_Text"><text:tab/> V4:5,9</text:p>
      <text:p text:style-name="Preformatted_20_Text"><text:s text:c="7"/>EC:1114.9 <text:s/>ET:3085.5 2252.9 -1420.3</text:p>
      <text:p text:style-name="Preformatted_20_Text"/>
      <text:p text:style-name="Preformatted_20_Text">EC2-S1-V1:3,6</text:p>
      <text:p text:style-name="Preformatted_20_Text"><text:tab/> V2:2,10</text:p>
      <text:p text:style-name="Preformatted_20_Text"><text:tab/> V4:1,4,13</text:p>
      <text:p text:style-name="Preformatted_20_Text"><text:s text:c="4"/>S2-V1:5,15</text:p>
      <text:p text:style-name="Preformatted_20_Text"><text:tab/> V2:8,11,14</text:p>
      <text:p text:style-name="Preformatted_20_Text"><text:tab/> V3:9,12</text:p>
      <text:p text:style-name="Preformatted_20_Text"><text:tab/> V4:7</text:p>
      <text:p text:style-name="Preformatted_20_Text"><text:tab/> EC:1163.0 <text:s/>ET:4845.2 3539.7 -2234.2</text:p>
      <text:p text:style-name="Preformatted_20_Text"/>
      <text:p text:style-name="Preformatted_20_Text">EC2-S1-V1:7,12</text:p>
      <text:p text:style-name="Preformatted_20_Text"><text:tab/> V2:2,11</text:p>
      <text:p text:style-name="Preformatted_20_Text"><text:tab/> V3:8,18</text:p>
      <text:p text:style-name="Preformatted_20_Text"><text:tab/> V4:10,14,16</text:p>
      <text:p text:style-name="Preformatted_20_Text"><text:s text:c="4"/>S2-V1:1,15</text:p>
      <text:p text:style-name="Preformatted_20_Text"><text:tab/> V2:3,9,13</text:p>
      <text:p text:style-name="Preformatted_20_Text"><text:tab/> V3:17,20</text:p>
      <text:p text:style-name="Preformatted_20_Text"><text:tab/> V4:4,19</text:p>
      <text:p text:style-name="Preformatted_20_Text">EC4-S2-V1:5,6</text:p>
      <text:p text:style-name="Preformatted_20_Text"><text:tab/> EC:1720.4 <text:s/>ET:6573.4 4841.8 -3110.2</text:p>
      <text:p text:style-name="Preformatted_20_Text"/>
      <text:p text:style-name="Preformatted_20_Text">EC2-S1-V1:14,25</text:p>
      <text:p text:style-name="Preformatted_20_Text"><text:tab/> V2:2,20</text:p>
      <text:p text:style-name="Preformatted_20_Text"><text:tab/> V3:18,19</text:p>
      <text:p text:style-name="Preformatted_20_Text"><text:tab/> V4:10,21,22</text:p>
      <text:p text:style-name="Preformatted_20_Text"><text:s text:c="4"/>S2-V1:7,17</text:p>
      <text:p text:style-name="Preformatted_20_Text"><text:tab/> V2:8,16,24</text:p>
      <text:p text:style-name="Preformatted_20_Text"><text:tab/> V3:1,9</text:p>
      <text:p text:style-name="Preformatted_20_Text"><text:tab/> V4:12,13</text:p>
      <text:p text:style-name="Preformatted_20_Text">EC4-S1-V1:3,4</text:p>
      <text:p text:style-name="Preformatted_20_Text"><text:tab/> V3:5,6,15</text:p>
      <text:p text:style-name="Preformatted_20_Text"><text:tab/> V4:11,23</text:p>
      <text:p text:style-name="Preformatted_20_Text"><text:tab/> EC:1752.5 <text:s/>ET:8889.0 6669.3 -4449.7</text:p>
      <text:p text:style-name="Preformatted_20_Text"/>
      <text:p text:style-name="Preformatted_20_Text">EC2-S1-V1:8,21</text:p>
      <text:p text:style-name="Preformatted_20_Text"><text:tab/> V2:26,28</text:p>
      <text:p text:style-name="Preformatted_20_Text"><text:tab/> V3:4,22</text:p>
      <text:p text:style-name="Preformatted_20_Text"><text:tab/> V4:9,10,18</text:p>
      <text:p text:style-name="Preformatted_20_Text"><text:s text:c="4"/>S2-V1:14,24</text:p>
      <text:p text:style-name="Preformatted_20_Text"><text:tab/> V2:2,13,27</text:p>
      <text:p text:style-name="Preformatted_20_Text"><text:tab/> V3:12,30</text:p>
      <text:p text:style-name="Preformatted_20_Text"><text:tab/> V4:16,23</text:p>
      <text:p text:style-name="Preformatted_20_Text">EC4-S1-V3:15,20,29</text:p>
      <text:p text:style-name="Preformatted_20_Text"><text:tab/> V4:17</text:p>
      <text:p text:style-name="Preformatted_20_Text"><text:s text:c="4"/>S2-V1:3,5</text:p>
      <text:p text:style-name="Preformatted_20_Text"><text:tab/> V2:6</text:p>
      <text:p text:style-name="Preformatted_20_Text"><text:tab/> V3:1,25</text:p>
      <text:p text:style-name="Preformatted_20_Text"><text:tab/> V4:7,11,19</text:p>
      <text:p text:style-name="Preformatted_20_Text"><text:tab/> EC:2325.9 -<text:span text:style-name="T3">2309.9</text:span> ET:10865 8273.9 -5694.5</text:p>
      <text:p text:style-name="Preformatted_20_Text"/>
      <text:p text:style-name="Preformatted_20_Text"/>
      <text:p text:style-name="Preformatted_20_Text"/>
      <text:p text:style-name="Preformatted_20_Text"><text:soft-page-break/>Cache Ratio=0.6</text:p>
      <text:p text:style-name="Preformatted_20_Text">Moving: CHD</text:p>
      <text:p text:style-name="Preformatted_20_Text"/>
      <text:p text:style-name="Preformatted_20_Text">EC1-S1-V2:3,4,5</text:p>
      <text:p text:style-name="Preformatted_20_Text"><text:tab/> V3:1,2</text:p>
      <text:p text:style-name="Preformatted_20_Text"><text:tab/> EC:557.4567 <text:s/>ET:1214.4 702.9792 -191.5292</text:p>
      <text:p text:style-name="Preformatted_20_Text"/>
      <text:p text:style-name="Preformatted_20_Text">EC3-S1-V1:3,8</text:p>
      <text:p text:style-name="Preformatted_20_Text"><text:tab/> V2:6,7,10</text:p>
      <text:p text:style-name="Preformatted_20_Text"><text:tab/> V3:2,4,5</text:p>
      <text:p text:style-name="Preformatted_20_Text"><text:tab/> V4:1,9</text:p>
      <text:p text:style-name="P2"><text:tab/> EC:589.4967 1114.9 -1114.9 ET:2945.6 1442.6 -407.3949</text:p>
      <text:p text:style-name="Preformatted_20_Text"/>
      <text:p text:style-name="Preformatted_20_Text">EC1-S1-V1:6</text:p>
      <text:p text:style-name="Preformatted_20_Text"><text:tab/> V2:1,2,8</text:p>
      <text:p text:style-name="Preformatted_20_Text"><text:tab/> V3:3,11,15</text:p>
      <text:p text:style-name="Preformatted_20_Text"><text:tab/> V4:9</text:p>
      <text:p text:style-name="Preformatted_20_Text"><text:s text:c="4"/>S2-V1:4</text:p>
      <text:p text:style-name="Preformatted_20_Text"><text:tab/> V2:5</text:p>
      <text:p text:style-name="Preformatted_20_Text"><text:tab/> V3:7,13,14</text:p>
      <text:p text:style-name="Preformatted_20_Text"><text:tab/> V4:10,12</text:p>
      <text:p text:style-name="Preformatted_20_Text"><text:tab/> EC:1179.0 <text:s/>ET:3859.5 2225.5 -591.4044</text:p>
      <text:p text:style-name="Preformatted_20_Text"/>
      <text:p text:style-name="Preformatted_20_Text">EC1-S1-V1:8</text:p>
      <text:p text:style-name="Preformatted_20_Text"><text:tab/> V2:2,11,18</text:p>
      <text:p text:style-name="Preformatted_20_Text"><text:tab/> V3:12,14,20</text:p>
      <text:p text:style-name="Preformatted_20_Text"><text:tab/> V4:9</text:p>
      <text:p text:style-name="Preformatted_20_Text"><text:s text:c="4"/>S2-V1:7</text:p>
      <text:p text:style-name="Preformatted_20_Text"><text:tab/> V2:13</text:p>
      <text:p text:style-name="Preformatted_20_Text"><text:tab/> V3:10,15,17</text:p>
      <text:p text:style-name="Preformatted_20_Text"><text:tab/> V4:16,19</text:p>
      <text:p text:style-name="Preformatted_20_Text">EC3-S1-V1:1,6</text:p>
      <text:p text:style-name="Preformatted_20_Text"><text:tab/> V2:3,4,5</text:p>
      <text:p text:style-name="Preformatted_20_Text"><text:tab/> EC:1736.5 <text:s/>ET:5392.0 3259.0 -1139.5</text:p>
      <text:p text:style-name="Preformatted_20_Text"/>
      <text:p text:style-name="Preformatted_20_Text">EC2-S1-V2:2,10</text:p>
      <text:p text:style-name="Preformatted_20_Text"><text:tab/> V3:21,25</text:p>
      <text:p text:style-name="Preformatted_20_Text"><text:tab/> V4:4,6,22</text:p>
      <text:p text:style-name="Preformatted_20_Text">EC3-S1-V1:1,14,17</text:p>
      <text:p text:style-name="Preformatted_20_Text"><text:tab/> V2:3,18,20</text:p>
      <text:p text:style-name="Preformatted_20_Text"><text:tab/> V3:5,11,15</text:p>
      <text:p text:style-name="Preformatted_20_Text"><text:tab/> V4:7,12</text:p>
      <text:p text:style-name="Preformatted_20_Text"><text:s text:c="4"/>S2-V1:13,16</text:p>
      <text:p text:style-name="Preformatted_20_Text"><text:tab/> V2:9,24</text:p>
      <text:p text:style-name="Preformatted_20_Text"><text:tab/> V3:8,19,23</text:p>
      <text:p text:style-name="Preformatted_20_Text"><text:tab/> EC:1736.5 2293.9 -<text:span text:style-name="T3">1768.5</text:span> ET:8951.2 4565.0 -1916.4</text:p>
      <text:p text:style-name="Preformatted_20_Text"/>
      <text:p text:style-name="Preformatted_20_Text">EC2-S1-V1:8,21</text:p>
      <text:p text:style-name="Preformatted_20_Text"><text:tab/> V2:26,28</text:p>
      <text:p text:style-name="Preformatted_20_Text"><text:tab/> V3:4,22</text:p>
      <text:p text:style-name="Preformatted_20_Text"><text:tab/> V4:9,10,18</text:p>
      <text:p text:style-name="Preformatted_20_Text"><text:s text:c="4"/>S2-V1:14,24</text:p>
      <text:p text:style-name="Preformatted_20_Text"><text:tab/> V2:2,13,27</text:p>
      <text:p text:style-name="Preformatted_20_Text"><text:tab/> V3:12,30</text:p>
      <text:p text:style-name="Preformatted_20_Text"><text:tab/> V4:16,23</text:p>
      <text:p text:style-name="Preformatted_20_Text">EC4-S1-V3:15,20,29</text:p>
      <text:p text:style-name="Preformatted_20_Text"><text:tab/> V4:17</text:p>
      <text:p text:style-name="Preformatted_20_Text"><text:s text:c="4"/>S2-V1:3,5</text:p>
      <text:p text:style-name="Preformatted_20_Text"><text:tab/> V2:6</text:p>
      <text:p text:style-name="Preformatted_20_Text"><text:tab/> V3:1,25</text:p>
      <text:p text:style-name="Preformatted_20_Text"><text:tab/> V4:7,11,19</text:p>
      <text:p text:style-name="Preformatted_20_Text"><text:tab/> EC:2325.9 -<text:span text:style-name="T3">2309.9</text:span> ET:11534 5762.2 -2733.4</text:p>
      <text:p text:style-name="Preformatted_20_Text"/>
      <text:p text:style-name="Preformatted_20_Text"/>
      <text:p text:style-name="Preformatted_20_Text"><text:soft-page-break/><text:s text:c="3"/><text:span text:style-name="T4"><text:s/>0.0748 <text:s text:c="3"/>0.9152 <text:s text:c="3"/>0.0100 <text:s text:c="8"/>0 <text:s/></text:span></text:p>
      <text:p text:style-name="P3"><text:s text:c="4"/>0.0232 <text:s text:c="3"/>0.9585 <text:s text:c="3"/>0.0183 <text:s text:c="8"/>0 <text:s/></text:p>
      <text:p text:style-name="P3"><text:s text:c="4"/>0.9589 <text:s text:c="3"/>0.0411 <text:s text:c="8"/>0 <text:s text:c="8"/>0</text:p>
      <text:p text:style-name="Preformatted_20_Text"><text:s text:c="3"/><text:span text:style-name="T4"><text:s/>0.0585 <text:s text:c="3"/>0.8938 <text:s text:c="3"/>0.0477 <text:s text:c="8"/>0</text:span></text:p>
      <text:p text:style-name="Preformatted_20_Text"><text:s text:c="4"/><text:span text:style-name="T4"><text:s text:c="5"/>0 <text:s text:c="3"/>0.0284 <text:s text:c="3"/>0.8826 <text:s text:c="3"/>0.0890 <text:s/></text:span><text:span text:style-name="T5">EC=</text:span><text:span text:style-name="T7">1624.3101</text:span><text:span text:style-name="T5"> <text:s/>ET=</text:span><text:span text:style-name="T7">1089.536</text:span></text:p>
      <text:p text:style-name="Preformatted_20_Text"><text:s text:c="4"/><text:span text:style-name="T4">0.9297 <text:s text:c="3"/>0.0703 <text:s text:c="8"/>0 <text:s text:c="8"/>0</text:span></text:p>
      <text:p text:style-name="Preformatted_20_Text"><text:s text:c="2"/><text:span text:style-name="T4"><text:s text:c="2"/>0.0603 <text:s text:c="3"/>0.9171 <text:s text:c="3"/>0.0226 <text:s text:c="8"/>0</text:span></text:p>
      <text:p text:style-name="Preformatted_20_Text"><text:s text:c="4"/><text:span text:style-name="T4">0.9179 <text:s text:c="3"/>0.0821 <text:s text:c="8"/>0 <text:s text:c="8"/>0</text:span></text:p>
      <text:p text:style-name="Preformatted_20_Text"><text:s text:c="4"/><text:span text:style-name="T4"><text:s text:c="5"/>0 <text:s text:c="8"/>0 <text:s text:c="3"/>0.0382 <text:s text:c="3"/>0.9618</text:span></text:p>
      <text:p text:style-name="Preformatted_20_Text"><text:s text:c="4"/><text:span text:style-name="T4"><text:s text:c="5"/>0 <text:s text:c="3"/>0.0889 <text:s text:c="3"/>0.8206 <text:s text:c="3"/>0.0905 <text:s/></text:span><text:span text:style-name="T6">EC=</text:span><text:span text:style-name="T7">1672.3701 <text:s/>ET=2060.288</text:span></text:p>
      <text:p text:style-name="Preformatted_20_Text"><text:s text:c="4"/><text:span text:style-name="T4">0.9865 <text:s text:c="3"/>0.0135 <text:s text:c="8"/>0 <text:s text:c="8"/>0</text:span></text:p>
      <text:p text:style-name="P3"><text:s text:c="4"/>0.9110 <text:s text:c="3"/>0.0890 <text:s text:c="8"/>0 <text:s text:c="8"/>0</text:p>
      <text:p text:style-name="P3"><text:s text:c="4"/>0.9521 <text:s text:c="3"/>0.0479 <text:s text:c="8"/>0 <text:s text:c="8"/>0</text:p>
      <text:p text:style-name="Preformatted_20_Text"><text:s text:c="4"/><text:span text:style-name="T4"><text:s text:c="5"/>0 <text:s text:c="8"/>0 <text:s text:c="3"/>0.0580 <text:s text:c="3"/>0.9420</text:span></text:p>
      <text:p text:style-name="P3"><text:s text:c="9"/>0 <text:s text:c="3"/>0.0384 <text:s text:c="3"/>0.8898 <text:s text:c="3"/>0.0718 <text:s/><text:span text:style-name="T17">EC=1704.4101 <text:s/>ET=3092.192</text:span></text:p>
      <text:p text:style-name="P3"><text:s text:c="9"/>0 <text:s text:c="8"/>0 <text:s text:c="3"/>0.0116 <text:s text:c="3"/>0.9884</text:p>
      <text:p text:style-name="P3"><text:s text:c="9"/>0 <text:s text:c="8"/>0 <text:s text:c="3"/>0.0990 <text:s text:c="3"/>0.9010</text:p>
      <text:p text:style-name="P3"><text:s text:c="9"/>0 <text:s text:c="3"/>0.0352 <text:s text:c="3"/>0.8837 <text:s text:c="3"/>0.0810</text:p>
      <text:p text:style-name="P3"><text:s text:c="4"/>0.9497 <text:s text:c="3"/>0.0503 <text:s text:c="8"/>0 <text:s text:c="8"/>0</text:p>
      <text:p text:style-name="P3"><text:s text:c="9"/>0 <text:s text:c="8"/>0 <text:s text:c="3"/>0.0364 <text:s text:c="3"/>0.9636 <text:s/><text:span text:style-name="T17">EC=1720.4301 <text:s/>ET=4222.688</text:span></text:p>
      <text:p text:style-name="P3"><text:s text:c="4"/>0.0217 <text:s text:c="3"/>0.9666 <text:s text:c="3"/>0.0117 <text:s text:c="8"/>0</text:p>
      <text:p text:style-name="P3"><text:s text:c="9"/>0 <text:s text:c="3"/>0.0290 <text:s text:c="3"/>0.9371 <text:s text:c="3"/>0.0339</text:p>
      <text:p text:style-name="P3"><text:s text:c="4"/>0.0148 <text:s text:c="3"/>0.9235 <text:s text:c="3"/>0.0617 <text:s text:c="8"/>0</text:p>
      <text:p text:style-name="P3"><text:s text:c="4"/>0.9370 <text:s text:c="3"/>0.0630 <text:s text:c="8"/>0 <text:s text:c="8"/>0</text:p>
      <text:p text:style-name="P3"><text:s text:c="9"/>0 <text:s text:c="3"/>0.0192 <text:s text:c="3"/>0.9335 <text:s text:c="3"/>0.0473 <text:s/><text:span text:style-name="T18">EC=2277.8868 <text:s/>ET=5488.352</text:span></text:p>
      <text:p text:style-name="P3"><text:s text:c="9"/>0 <text:s text:c="3"/>0.0473 <text:s text:c="3"/>0.9382 <text:s text:c="3"/>0.0145</text:p>
      <text:p text:style-name="P3"><text:s text:c="9"/>0 <text:s text:c="3"/>0.0697 <text:s text:c="3"/>0.8739 <text:s text:c="3"/>0.0563</text:p>
      <text:p text:style-name="P3"><text:s text:c="9"/>0 <text:s text:c="8"/>0 <text:s text:c="3"/>0.0628 <text:s text:c="3"/>0.9372</text:p>
      <text:p text:style-name="P3"><text:s text:c="9"/>0 <text:s text:c="8"/>0 <text:s text:c="3"/>0.0224 <text:s text:c="3"/>0.9776</text:p>
      <text:p text:style-name="P3"><text:s text:c="4"/>0.9173 <text:s text:c="3"/>0.0827 <text:s text:c="8"/>0 <text:s text:c="8"/>0 <text:s/><text:span text:style-name="T18">EC=2851.3635 <text:s/>ET=6509.336</text:span></text:p>
      <text:p text:style-name="Preformatted_20_Text"/>
      <text:p text:style-name="Preformatted_20_Text"><text:s text:c="3"/>1.0e+03 *</text:p>
      <text:p text:style-name="P6"><text:s text:c="4"/>0.7168</text:p>
      <text:p text:style-name="P6"><text:s text:c="4"/>0.9216</text:p>
      <text:p text:style-name="P6"><text:s text:c="4"/>0.5120</text:p>
      <text:p text:style-name="P6"><text:s text:c="4"/>0.6144</text:p>
      <text:p text:style-name="P6"><text:s text:c="4"/>0.5120</text:p>
      <text:p text:style-name="P6"><text:s text:c="4"/>0.5120</text:p>
      <text:p text:style-name="P6"><text:s text:c="4"/>0.6144</text:p>
      <text:p text:style-name="P6"><text:s text:c="4"/>0.7168</text:p>
      <text:p text:style-name="P6"><text:s text:c="4"/>0.7168</text:p>
      <text:p text:style-name="P6"><text:s text:c="4"/>0.8192</text:p>
      <text:p text:style-name="P7"><text:s text:c="4"/>0.7168</text:p>
      <text:p text:style-name="P7"><text:s text:c="4"/>0.9216</text:p>
      <text:p text:style-name="P7"><text:s text:c="4"/>0.6144</text:p>
      <text:p text:style-name="P7"><text:s text:c="4"/>1.0240</text:p>
      <text:p text:style-name="P7"><text:s text:c="4"/>0.5120</text:p>
      <text:p text:style-name="P7"><text:s text:c="4"/>0.9216</text:p>
      <text:p text:style-name="P7"><text:s text:c="4"/>0.7168</text:p>
      <text:p text:style-name="P7"><text:s text:c="4"/>0.8192</text:p>
      <text:p text:style-name="P7"><text:s text:c="4"/>0.5120</text:p>
      <text:p text:style-name="P7"><text:s text:c="4"/>0.6144</text:p>
      <text:p text:style-name="Preformatted_20_Text"><text:s text:c="4"/>0.9216</text:p>
      <text:p text:style-name="Preformatted_20_Text"><text:s text:c="4"/>1.0240</text:p>
      <text:p text:style-name="Preformatted_20_Text"><text:s text:c="4"/>0.6144</text:p>
      <text:p text:style-name="Preformatted_20_Text"><text:s text:c="4"/>0.9216</text:p>
      <text:p text:style-name="Preformatted_20_Text"><text:s text:c="4"/>1.0240</text:p>
      <text:p text:style-name="Preformatted_20_Text"><text:s text:c="4"/>1.0240</text:p>
      <text:p text:style-name="Preformatted_20_Text"><text:s text:c="4"/>0.5120</text:p>
      <text:p text:style-name="Preformatted_20_Text"><text:s text:c="4"/>0.5120</text:p>
      <text:p text:style-name="Preformatted_20_Text"><text:s text:c="4"/>0.6144</text:p>
      <text:p text:style-name="Preformatted_20_Text"><text:s text:c="4"/>1.0240</text:p>
      <text:p text:style-name="Preformatted_20_Text"/>
      <text:p text:style-name="Preformatted_20_Text"/>
      <text:p text:style-name="P3"><text:soft-page-break/><text:s text:c="4"/>0.4360 <text:s text:c="3"/>0.1640 <text:s text:c="3"/>0.4000 <text:s text:c="8"/>0</text:p>
      <text:p text:style-name="P3"><text:s text:c="4"/>0.4073 <text:s text:c="3"/>0.1880 <text:s text:c="3"/>0.4046 <text:s text:c="8"/>0</text:p>
      <text:p text:style-name="P3"><text:s text:c="4"/>0.1654 <text:s text:c="3"/>0.8346 <text:s text:c="8"/>0 <text:s text:c="8"/>0</text:p>
      <text:p text:style-name="P3"><text:s text:c="4"/>0.4269 <text:s text:c="3"/>0.1521 <text:s text:c="3"/>0.4210 <text:s text:c="8"/>0</text:p>
      <text:p text:style-name="P4"><text:s text:c="9"/>0 <text:s text:c="3"/>0.4102 <text:s text:c="3"/>0.1459 <text:s text:c="3"/>0.4439 <text:s/><text:span text:style-name="T11">EC=1624.3101 <text:s/>ET=1451.604</text:span></text:p>
      <text:p text:style-name="P3"><text:s text:c="4"/>0.1330 <text:s text:c="3"/>0.8670 <text:s text:c="8"/>0 <text:s text:c="8"/>0</text:p>
      <text:p text:style-name="P3"><text:s text:c="4"/>0.4279 <text:s text:c="3"/>0.1650 <text:s text:c="3"/>0.4070 <text:s text:c="8"/>0</text:p>
      <text:p text:style-name="P3"><text:s text:c="4"/>0.1199 <text:s text:c="3"/>0.8801 <text:s text:c="8"/>0 <text:s text:c="8"/>0</text:p>
      <text:p text:style-name="P3"><text:s text:c="9"/>0 <text:s text:c="8"/>0 <text:s text:c="3"/>0.8313 <text:s text:c="3"/>0.1687</text:p>
      <text:p text:style-name="P4"><text:s text:c="9"/>0 <text:s text:c="3"/>0.4438 <text:s text:c="3"/>0.1115 <text:s text:c="3"/>0.4447 <text:s/><text:span text:style-name="T12">EC=1672.3701 <text:s/>ET=2634.324</text:span></text:p>
      <text:p text:style-name="P3"><text:s text:c="4"/>0.1961 <text:s text:c="3"/>0.8039 <text:s text:c="8"/>0 <text:s text:c="8"/>0</text:p>
      <text:p text:style-name="P3"><text:s text:c="4"/>0.1122 <text:s text:c="3"/>0.8878 <text:s text:c="8"/>0 <text:s text:c="8"/>0</text:p>
      <text:p text:style-name="P3"><text:s text:c="4"/>0.1579 <text:s text:c="3"/>0.8421 <text:s text:c="8"/>0 <text:s text:c="8"/>0</text:p>
      <text:p text:style-name="P3"><text:s text:c="9"/>0 <text:s text:c="8"/>0 <text:s text:c="3"/>0.8533 <text:s text:c="3"/>0.1467</text:p>
      <text:p text:style-name="P8"><text:span text:style-name="T4"><text:s text:c="9"/>0 <text:s text:c="3"/>0.4158 <text:s text:c="3"/>0.1499 <text:s text:c="3"/>0.4343</text:span> <text:s/><text:span text:style-name="T8">EC=1704.4101 <text:s/>ET=</text:span><text:span text:style-name="T9">3870.292</text:span></text:p>
      <text:p text:style-name="P3"><text:s text:c="9"/>0 <text:s text:c="8"/>0 <text:s text:c="3"/>0.8018 <text:s text:c="3"/>0.1982</text:p>
      <text:p text:style-name="P3"><text:s text:c="9"/>0 <text:s text:c="8"/>0 <text:s text:c="3"/>0.8989 <text:s text:c="3"/>0.1011</text:p>
      <text:p text:style-name="P3"><text:s text:c="9"/>0 <text:s text:c="3"/>0.4140 <text:s text:c="3"/>0.1465 <text:s text:c="3"/>0.4395</text:p>
      <text:p text:style-name="P3"><text:s text:c="4"/>0.1552 <text:s text:c="3"/>0.8448 <text:s text:c="8"/>0 <text:s text:c="8"/>0</text:p>
      <text:p text:style-name="P8"><text:span text:style-name="T4"><text:s text:c="9"/>0 <text:s text:c="8"/>0 <text:s text:c="3"/>0.8294 <text:s text:c="3"/>0.1706 </text:span><text:s/><text:span text:style-name="T8">EC=1720.4301 <text:s/>ET=4</text:span><text:span text:style-name="T9">9</text:span><text:span text:style-name="T8">2</text:span><text:span text:style-name="T9">5</text:span><text:span text:style-name="T8">.6</text:span></text:p>
      <text:p text:style-name="P3"><text:s text:c="4"/>0.4065 <text:s text:c="3"/>0.1925 <text:s text:c="3"/>0.4010 <text:s text:c="8"/>0</text:p>
      <text:p text:style-name="P3"><text:s text:c="9"/>0 <text:s text:c="3"/>0.4106 <text:s text:c="3"/>0.1761 <text:s text:c="3"/>0.4133</text:p>
      <text:p text:style-name="P3"><text:s text:c="4"/>0.4027 <text:s text:c="3"/>0.1686 <text:s text:c="3"/>0.4287 <text:s text:c="8"/>0</text:p>
      <text:p text:style-name="P3"><text:s text:c="4"/>0.1411 <text:s text:c="3"/>0.8589 <text:s text:c="8"/>0 <text:s text:c="8"/>0</text:p>
      <text:p text:style-name="P5"><text:s text:c="9"/>0 <text:s text:c="3"/>0.4051 <text:s text:c="3"/>0.1742 <text:s text:c="3"/>0.4207 <text:s/><text:span text:style-name="T18">EC=2277.8868 <text:s/>ET=6188.352</text:span></text:p>
      <text:p text:style-name="P3"><text:s text:c="9"/>0 <text:s text:c="3"/>0.4207 <text:s text:c="3"/>0.1768 <text:s text:c="3"/>0.4025</text:p>
      <text:p text:style-name="P3"><text:s text:c="9"/>0 <text:s text:c="3"/>0.4332 <text:s text:c="3"/>0.1411 <text:s text:c="3"/>0.4257</text:p>
      <text:p text:style-name="P3"><text:s text:c="9"/>0 <text:s text:c="8"/>0 <text:s text:c="3"/>0.8587 <text:s text:c="3"/>0.1413</text:p>
      <text:p text:style-name="P3"><text:s text:c="9"/>0 <text:s text:c="8"/>0 <text:s text:c="3"/>0.8137 <text:s text:c="3"/>0.1863</text:p>
      <text:p text:style-name="P8"><text:span text:style-name="T4"><text:s text:c="4"/>0.1193 <text:s text:c="3"/>0.8807 <text:s text:c="8"/>0 <text:s text:c="8"/>0 </text:span><text:s/><text:span text:style-name="T10">EC=2851.3635 <text:s/>ET=</text:span><text:span text:style-name="T9">73</text:span><text:span text:style-name="T10">0</text:span><text:span text:style-name="T9">6</text:span><text:span text:style-name="T10">.3</text:span><text:span text:style-name="T9">7</text:span><text:span text:style-name="T10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2:11:05.675622905</dc:date>
    <meta:editing-duration>PT4H23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8" meta:paragraph-count="424" meta:word-count="768" meta:character-count="8206" meta:non-whitespace-character-count="5563"/>
  </office:meta>
</office:document-meta>
</file>